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0a6" officeooo:paragraph-rsid="000ef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em@longfei ~ % sudo usermod -a -G dialout oem <text:s text:c="2"/></text:p>
      <text:p text:style-name="P1">oem@longfei ~ % sudo chmod a+rw /dev/ttyACM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2:53:09.434194317</meta:creation-date>
    <dc:date>2019-11-07T22:53:30.190143383</dc:date>
    <meta:editing-duration>PT21S</meta:editing-duration>
    <meta:editing-cycles>1</meta:editing-cycles>
    <meta:document-statistic meta:table-count="0" meta:image-count="0" meta:object-count="0" meta:page-count="1" meta:paragraph-count="2" meta:word-count="16" meta:character-count="93" meta:non-whitespace-character-count="76"/>
    <meta:generator>LibreOffice/5.1.6.2$Linux_X86_64 LibreOffice_project/10m0$Build-2</meta:generator>
  </office:meta>
</office:document-meta>
</file>